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a8" fo:border="0.06pt solid #000000"/>
    </style:style>
    <style:style style:name="ce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cc"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16" style:family="table-cell" style:parent-style-name="Default" style:data-style-name="N104">
      <style:table-cell-properties fo:border="0.06pt solid #000000"/>
    </style:style>
    <style:style style:name="ce11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fo:background-color="#0000a8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Vl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Data_Compra</text:p>
          </table:table-cell>
          <table:table-cell table:style-name="ce17" office:value-type="string" calcext:value-type="string">
            <text:p>Pagamento</text:p>
          </table:table-cell>
          <table:table-cell/>
        </table:table-row>
        <table:table-row table:style-name="ro1">
          <table:table-cell office:value-type="float" office:value="12345678901" calcext:value-type="float">
            <text:p>12345678901</text:p>
          </table:table-cell>
          <table:table-cell office:value-type="string" calcext:value-type="string">
            <text:p>Coxinha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office:value-type="string" calcext:value-type="string">
            <text:p>Salgado Frito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Credito</text:p>
          </table:table-cell>
          <table:table-cell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Suco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office:value-type="string" calcext:value-type="string">
            <text:p>Bebida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Dinheiro vivo</text:p>
          </table:table-cell>
          <table:table-cell/>
        </table:table-row>
        <table:table-row table:style-name="ro1">
          <table:table-cell office:value-type="float" office:value="15825798503" calcext:value-type="float">
            <text:p>15825798503</text:p>
          </table:table-cell>
          <table:table-cell office:value-type="string" calcext:value-type="string">
            <text:p>Hamburguer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office:value-type="string" calcext:value-type="string">
            <text:p>Salgado Frito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DATE(2017;3;15)" office:value-type="date" office:date-value="2017-03-15" calcext:value-type="date">
            <text:p>15/03/17</text:p>
          </table:table-cell>
          <table:table-cell table:style-name="ce5" office:value-type="string" calcext:value-type="string">
            <text:p>Saldo</text:p>
          </table:table-cell>
          <table:table-cell/>
        </table:table-row>
        <table:table-row table:style-name="ro1">
          <table:table-cell office:value-type="float" office:value="98765432123" calcext:value-type="float">
            <text:p>98765432123</text:p>
          </table:table-cell>
          <table:table-cell office:value-type="string" calcext:value-type="string">
            <text:p>Suco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office:value-type="string" calcext:value-type="string">
            <text:p>Bebida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DATE(2017;3;16)" office:value-type="date" office:date-value="2017-03-16" calcext:value-type="date">
            <text:p>16/03/17</text:p>
          </table:table-cell>
          <table:table-cell table:style-name="ce5" office:value-type="string" calcext:value-type="string">
            <text:p>Saldo</text:p>
          </table:table-cell>
          <table:table-cell office:value-type="string" calcext:value-type="string">
            <text:p>COMPRA</text:p>
          </table:table-cell>
        </table:table-row>
        <table:table-row table:style-name="ro1">
          <table:table-cell office:value-type="float" office:value="33985739840" calcext:value-type="float">
            <text:p>33985739840</text:p>
          </table:table-cell>
          <table:table-cell office:value-type="string" calcext:value-type="string">
            <text:p>Hamburguer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office:value-type="string" calcext:value-type="string">
            <text:p>Salgado Assado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formula="of:=DATE(2017;3;10)" office:value-type="date" office:date-value="2017-03-10" calcext:value-type="date">
            <text:p>10/03/17</text:p>
          </table:table-cell>
          <table:table-cell table:style-name="ce5" office:value-type="string" calcext:value-type="string">
            <text:p>Saldo</text:p>
          </table:table-cell>
          <table:table-cell/>
        </table:table-row>
        <table:table-row table:style-name="ro1">
          <table:table-cell office:value-type="float" office:value="12345678901" calcext:value-type="float">
            <text:p>12345678901</text:p>
          </table:table-cell>
          <table:table-cell office:value-type="string" calcext:value-type="string">
            <text:p>Coxinha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office:value-type="string" calcext:value-type="string">
            <text:p>Salgado Frito</text:p>
          </table:table-cell>
          <table:table-cell table:style-name="ce11" office:value-type="float" office:value="3" calcext:value-type="float">
            <text:p>3</text:p>
          </table:table-cell>
          <table:table-cell table:style-name="ce6" table:formula="of:=DATE(2017;3;20)" office:value-type="date" office:date-value="2017-03-20" calcext:value-type="date">
            <text:p>20/03/17</text:p>
          </table:table-cell>
          <table:table-cell table:style-name="ce5" office:value-type="string" calcext:value-type="string">
            <text:p>Dinheiro vivo</text:p>
          </table:table-cell>
          <table:table-cell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Combo_1#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office:value-type="string" calcext:value-type="string">
            <text:p>Combos</text:p>
          </table:table-cell>
          <table:table-cell table:style-name="ce11" office:value-type="float" office:value="4" calcext:value-type="float">
            <text:p>4</text:p>
          </table:table-cell>
          <table:table-cell table:style-name="ce6" table:formula="of:=DATE(2017;3;16)" office:value-type="date" office:date-value="2017-03-16" calcext:value-type="date">
            <text:p>16/03/17</text:p>
          </table:table-cell>
          <table:table-cell table:style-name="ce5" office:value-type="string" calcext:value-type="string">
            <text:p>Dinheiro vivo</text:p>
          </table:table-cell>
          <table:table-cell/>
        </table:table-row>
        <table:table-row table:style-name="ro1">
          <table:table-cell office:value-type="float" office:value="15825798503" calcext:value-type="float">
            <text:p>15825798503</text:p>
          </table:table-cell>
          <table:table-cell office:value-type="string" calcext:value-type="string">
            <text:p>Suco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office:value-type="string" calcext:value-type="string">
            <text:p>Bebida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formula="of:=DATE(2017;3;12)" office:value-type="date" office:date-value="2017-03-12" calcext:value-type="date">
            <text:p>12/03/17</text:p>
          </table:table-cell>
          <table:table-cell table:style-name="ce5" office:value-type="string" calcext:value-type="string">
            <text:p>Dinheiro vivo</text:p>
          </table:table-cell>
          <table:table-cell/>
        </table:table-row>
        <table:table-row table:style-name="ro1">
          <table:table-cell office:value-type="float" office:value="98765432123" calcext:value-type="float">
            <text:p>98765432123</text:p>
          </table:table-cell>
          <table:table-cell office:value-type="string" calcext:value-type="string">
            <text:p>Combo_2#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string" calcext:value-type="string">
            <text:p>Combos</text:p>
          </table:table-cell>
          <table:table-cell table:style-name="ce11" office:value-type="float" office:value="3" calcext:value-type="float">
            <text:p>3</text:p>
          </table:table-cell>
          <table:table-cell table:style-name="ce6" table:formula="of:=DATE(2017;3;19)" office:value-type="date" office:date-value="2017-03-19" calcext:value-type="date">
            <text:p>19/03/17</text:p>
          </table:table-cell>
          <table:table-cell table:style-name="ce5" office:value-type="string" calcext:value-type="string">
            <text:p>Credito</text:p>
          </table:table-cell>
          <table:table-cell/>
        </table:table-row>
        <table:table-row table:style-name="ro1">
          <table:table-cell office:value-type="float" office:value="33985739840" calcext:value-type="float">
            <text:p>33985739840</text:p>
          </table:table-cell>
          <table:table-cell office:value-type="string" calcext:value-type="string">
            <text:p>Torta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office:value-type="string" calcext:value-type="string">
            <text:p>Salgado Assado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DATE(2017;3;18)" office:value-type="date" office:date-value="2017-03-18" calcext:value-type="date">
            <text:p>18/03/17</text:p>
          </table:table-cell>
          <table:table-cell table:style-name="ce5" office:value-type="string" calcext:value-type="string">
            <text:p>Credito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Vl_Produto</text:p>
          </table:table-cell>
          <table:table-cell table:style-name="ce1" office:value-type="string" calcext:value-type="string">
            <text:p>Es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xinha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ana_KS</text:p>
          </table:table-cell>
          <table:table-cell office:value-type="string" calcext:value-type="string">
            <text:p>Bebida</text:p>
          </table:table-cell>
          <table:table-cell table:style-name="ce16" office:value-type="currency" office:currency="BRL" office:value="2" calcext:value-type="currency">
            <text:p>R$ 2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ta</text:p>
          </table:table-cell>
          <table:table-cell office:value-type="string" calcext:value-type="string">
            <text:p>Salgado Assad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burguer</text:p>
          </table:table-cell>
          <table:table-cell office:value-type="string" calcext:value-type="string">
            <text:p>Salgado Assad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D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o</text:p>
          </table:table-cell>
          <table:table-cell office:value-type="string" calcext:value-type="string">
            <text:p>Bebida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Nome_Client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CEP_Cliente</text:p>
          </table:table-cell>
          <table:table-cell table:style-name="ce1" office:value-type="string" calcext:value-type="string">
            <text:p>Email_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ydson</text:p>
          </table:table-cell>
          <table:table-cell table:style-name="ce6" table:formula="of:=DATE(1997;2;28)" office:value-type="date" office:date-value="1997-02-28" calcext:value-type="date">
            <text:p>28/02/97</text:p>
          </table:table-cell>
          <table:table-cell office:value-type="float" office:value="12345678901" calcext:value-type="float">
            <text:p>12345678901</text:p>
          </table:table-cell>
          <table:table-cell office:value-type="float" office:value="29055020" calcext:value-type="float">
            <text:p>29055020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o</text:p>
          </table:table-cell>
          <table:table-cell table:style-name="ce6" table:formula="of:=DATE(1997;2;8)" office:value-type="date" office:date-value="1997-02-08" calcext:value-type="date">
            <text:p>08/02/97</text:p>
          </table:table-cell>
          <table:table-cell office:value-type="float" office:value="16232958703" calcext:value-type="float">
            <text:p>16232958703</text:p>
          </table:table-cell>
          <table:table-cell office:value-type="float" office:value="29055021" calcext:value-type="float">
            <text:p>29055021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z</text:p>
          </table:table-cell>
          <table:table-cell table:style-name="ce6" table:formula="of:=DATE(1997;3;5)" office:value-type="date" office:date-value="1997-03-05" calcext:value-type="date">
            <text:p>05/03/97</text:p>
          </table:table-cell>
          <table:table-cell office:value-type="float" office:value="15825798503" calcext:value-type="float">
            <text:p>15825798503</text:p>
          </table:table-cell>
          <table:table-cell office:value-type="float" office:value="29060270" calcext:value-type="float">
            <text:p>29060270</text:p>
          </table:table-cell>
          <table:table-cell table:style-name="ce5" office:value-type="string" calcext:value-type="string">
            <text:p><text:a xlink:href="mailto:luizguzzo@gmail.com" xlink:type="simple">luizguzzo@gmail.com</text:a></text:p>
          </table:table-cell>
          <table:table-cell/>
          <table:table-cell office:value-type="string" calcext:value-type="string">
            <text:p>CLIENTE</text:p>
          </table:table-cell>
          <table:table-cell/>
        </table:table-row>
        <table:table-row table:style-name="ro1">
          <table:table-cell office:value-type="string" calcext:value-type="string">
            <text:p>Geová</text:p>
          </table:table-cell>
          <table:table-cell table:style-name="ce6" table:formula="of:=DATE(1990;1;4)" office:value-type="date" office:date-value="1990-01-04" calcext:value-type="date">
            <text:p>04/01/90</text:p>
          </table:table-cell>
          <table:table-cell office:value-type="float" office:value="98765432123" calcext:value-type="float">
            <text:p>98765432123</text:p>
          </table:table-cell>
          <table:table-cell office:value-type="float" office:value="29874038" calcext:value-type="float">
            <text:p>29874038</text:p>
          </table:table-cell>
          <table:table-cell table:style-name="ce5" office:value-type="string" calcext:value-type="string">
            <text:p><text:a xlink:href="mailto:geovalindao@yahoo.com" xlink:type="simple">geovalindao@yahoo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rokreltson</text:p>
          </table:table-cell>
          <table:table-cell table:style-name="ce6" table:formula="of:=DATE(1995;2;1)" office:value-type="date" office:date-value="1995-02-01" calcext:value-type="date">
            <text:p>01/02/95</text:p>
          </table:table-cell>
          <table:table-cell office:value-type="float" office:value="33985739840" calcext:value-type="float">
            <text:p>33985739840</text:p>
          </table:table-cell>
          <table:table-cell office:value-type="float" office:value="29052932" calcext:value-type="float">
            <text:p>29052932</text:p>
          </table:table-cell>
          <table:table-cell table:style-name="ce5" office:value-type="string" calcext:value-type="string">
            <text:p><text:a xlink:href="mailto:astrokreltson@xbox.com" xlink:type="simple">astrokreltson@xbox.com</text:a>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Nome_Funcionario</text:p>
          </table:table-cell>
          <table:table-cell table:style-name="ce4" office:value-type="string" calcext:value-type="string">
            <text:p>Dat_Nascimento</text:p>
          </table:table-cell>
          <table:table-cell table:style-name="ce4" office:value-type="string" calcext:value-type="string">
            <text:p>CPF_Funcionario</text:p>
          </table:table-cell>
          <table:table-cell table:style-name="ce4" office:value-type="string" calcext:value-type="string">
            <text:p>CEP_Funcionario</text:p>
          </table:table-cell>
          <table:table-cell table:style-name="ce4" office:value-type="string" calcext:value-type="string">
            <text:p>Email_Funcion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bler</text:p>
          </table:table-cell>
          <table:table-cell table:style-name="ce6" table:formula="of:=DATE(1990;9;14)" office:value-type="date" office:date-value="1990-09-14" calcext:value-type="date">
            <text:p>14/09/90</text:p>
          </table:table-cell>
          <table:table-cell office:value-type="float" office:value="16232958702" calcext:value-type="float">
            <text:p>16232958702</text:p>
          </table:table-cell>
          <table:table-cell office:value-type="float" office:value="29012455" calcext:value-type="float">
            <text:p>29012455</text:p>
          </table:table-cell>
          <table:table-cell table:style-name="ce5" office:value-type="string" calcext:value-type="string">
            <text:p><text:a xlink:href="mailto:kreblerandradre@yahoo.com.br" xlink:type="simple">kreblerandradre@yahoo.com.b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ão</text:p>
          </table:table-cell>
          <table:table-cell table:style-name="ce6" table:formula="of:=DATE(1992;12;5)" office:value-type="date" office:date-value="1992-12-05" calcext:value-type="date">
            <text:p>05/12/92</text:p>
          </table:table-cell>
          <table:table-cell office:value-type="float" office:value="16232958703" calcext:value-type="float">
            <text:p>16232958703</text:p>
          </table:table-cell>
          <table:table-cell office:value-type="float" office:value="29055021" calcext:value-type="float">
            <text:p>29055021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ias</text:p>
          </table:table-cell>
          <table:table-cell table:style-name="ce6" office:value-type="date" office:date-value="1964-02-02" calcext:value-type="date">
            <text:p>02/02/64</text:p>
          </table:table-cell>
          <table:table-cell office:value-type="float" office:value="81273128342" calcext:value-type="float">
            <text:p>81273128342</text:p>
          </table:table-cell>
          <table:table-cell office:value-type="float" office:value="29060382" calcext:value-type="float">
            <text:p>29060382</text:p>
          </table:table-cell>
          <table:table-cell table:style-name="ce5" office:value-type="string" calcext:value-type="string">
            <text:p><text:a xlink:href="mailto:tobias@gmail.com" xlink:type="simple">tobias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nildo</text:p>
          </table:table-cell>
          <table:table-cell table:style-name="ce6" table:formula="of:=DATE(1967;8;25)" office:value-type="date" office:date-value="1967-08-25" calcext:value-type="date">
            <text:p>25/08/67</text:p>
          </table:table-cell>
          <table:table-cell office:value-type="float" office:value="87934289525" calcext:value-type="float">
            <text:p>87934289525</text:p>
          </table:table-cell>
          <table:table-cell office:value-type="float" office:value="29731699" calcext:value-type="float">
            <text:p>29731699</text:p>
          </table:table-cell>
          <table:table-cell table:style-name="ce5" office:value-type="string" calcext:value-type="string">
            <text:p><text:a xlink:href="mailto:1v0n1ld0@outlook.com" xlink:type="simple">1v0n1ld0@outlook.com</text:a></text:p>
          </table:table-cell>
          <table:table-cell/>
          <table:table-cell office:value-type="string" calcext:value-type="string">
            <text:p>FUNCIONARIO</text:p>
          </table:table-cell>
          <table:table-cell/>
        </table:table-row>
        <table:table-row table:style-name="ro1">
          <table:table-cell office:value-type="string" calcext:value-type="string">
            <text:p>Sarraberto</text:p>
          </table:table-cell>
          <table:table-cell table:style-name="ce6" table:formula="of:=DATE(1969;2;31)" office:value-type="date" office:date-value="1969-03-03" calcext:value-type="date">
            <text:p>03/03/69</text:p>
          </table:table-cell>
          <table:table-cell office:value-type="float" office:value="69102348203" calcext:value-type="float">
            <text:p>69102348203</text:p>
          </table:table-cell>
          <table:table-cell office:value-type="float" office:value="29693264" calcext:value-type="float">
            <text:p>29693264</text:p>
          </table:table-cell>
          <table:table-cell table:style-name="ce5" office:value-type="string" calcext:value-type="string">
            <text:p><text:a xlink:href="mailto:Ch4v3b0y@xbox.com" xlink:type="simple">Ch4v3b0y@xbox.com</text:a>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Código_Combo</text:p>
          </table:table-cell>
          <table:table-cell table:style-name="ce1" office:value-type="string" calcext:value-type="string">
            <text:p>Produto_1</text:p>
          </table:table-cell>
          <table:table-cell table:style-name="ce1" office:value-type="string" calcext:value-type="string">
            <text:p>Produto_2</text:p>
          </table:table-cell>
          <table:table-cell table:style-name="ce1" office:value-type="string" calcext:value-type="string">
            <text:p>Preç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1#</text:p>
          </table:table-cell>
          <table:table-cell office:value-type="string" calcext:value-type="string">
            <text:p>Guaravita</text:p>
          </table:table-cell>
          <table:table-cell office:value-type="string" calcext:value-type="string">
            <text:p>Pão_de_Queij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2#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string" calcext:value-type="string">
            <text:p>COMB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_3#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Pão_de_Queij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o_4#</text:p>
          </table:table-cell>
          <table:table-cell office:value-type="string" calcext:value-type="string">
            <text:p>Guaravita</text:p>
          </table:table-cell>
          <table:table-cell office:value-type="string" calcext:value-type="string">
            <text:p>Salgado_Frit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CPF_Cliente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Quantidad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2345678901" calcext:value-type="float">
            <text:p>12345678901</text:p>
          </table:table-cell>
          <table:table-cell office:value-type="string" calcext:value-type="string">
            <text:p>Hamburgu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6232958703" calcext:value-type="float">
            <text:p>16232958703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5825798503" calcext:value-type="float">
            <text:p>15825798503</text:p>
          </table:table-cell>
          <table:table-cell office:value-type="string" calcext:value-type="string">
            <text:p>Combo_2#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Favoritos</text:p>
          </table:table-cell>
          <table:table-cell table:number-columns-repeated="3"/>
        </table:table-row>
        <table:table-row table:style-name="ro1">
          <table:table-cell office:value-type="float" office:value="98765432123" calcext:value-type="float">
            <text:p>98765432123</text:p>
          </table:table-cell>
          <table:table-cell office:value-type="string" calcext:value-type="string">
            <text:p>Guaravit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3985739840" calcext:value-type="float">
            <text:p>33985739840</text:p>
          </table:table-cell>
          <table:table-cell office:value-type="string" calcext:value-type="string">
            <text:p>Coxinha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0:41:29.5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2:10.673000000</meta:creation-date>
    <dc:date>2017-05-04T11:51:36.424000000</dc:date>
    <meta:editing-duration>P1DT14M20S</meta:editing-duration>
    <meta:editing-cycles>12</meta:editing-cycles>
    <meta:generator>LibreOffice/5.3.0.3$Windows_x86 LibreOffice_project/7074905676c47b82bbcfbea1aeefc84afe1c50e1</meta:generator>
    <meta:document-statistic meta:table-count="1" meta:cell-count="205" meta:object-count="0"/>
  </office:meta>
</office:document-meta>
</file>